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019" officeooo:paragraph-rsid="001cd019"/>
    </style:style>
    <style:style style:name="P2" style:family="paragraph" style:parent-style-name="Standard">
      <style:text-properties officeooo:rsid="001dfd7a" officeooo:paragraph-rsid="001dfd7a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officeooo:rsid="001dfd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fd7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fd7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fd7a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dfd7a" style:font-style-asian="italic" style:font-style-complex="italic"/>
    </style:style>
    <style:style style:name="T9" style:family="text">
      <style:text-properties fo:font-style="italic" style:text-underline-style="none" officeooo:rsid="001dfd7a" style:font-style-asian="italic" style:font-style-complex="italic"/>
    </style:style>
    <style:style style:name="gr1" style:family="graphic">
      <style:graphic-properties draw:stroke="dash" draw:stroke-dash="Long_20_Dash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"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kalmazott[<text:span text:style-name="T5">DolgozoID</text:span><text:span text:style-name="T1">, </text:span><text:span text:style-name="T9">UzletID</text:span><text:span text:style-name="T1">, Nev, DolgozoEmail</text:span>]</text:p>
      <text:p text:style-name="P1"><draw:line text:anchor-type="paragraph" draw:z-index="0" draw:name="Alakzat1" draw:style-name="gr2" draw:text-style-name="P3" svg:x1="4.397cm" svg:y1="0.007cm" svg:x2="5.72cm" svg:y2="0.007cm"><text:p/></draw:line></text:p>
      <text:p text:style-name="P1">Bolt[<text:span text:style-name="T5">UzletID</text:span><text:span text:style-name="T1">, Iranyitoszam, Varos, Hazszam, Utca, Email, Telefonszam</text:span>]</text:p>
      <text:p text:style-name="P1"/>
      <text:p text:style-name="P1"><draw:line text:anchor-type="paragraph" draw:z-index="1" draw:name="Alakzat2" draw:style-name="gr1" draw:text-style-name="P3" svg:x1="3.708cm" svg:y1="0.476cm" svg:x2="5.144cm" svg:y2="0.476cm"><text:p/></draw:line>Jatekszoftver-Raktar[<text:span text:style-name="T7">RaktarID</text:span><text:span text:style-name="T1">, </text:span><text:span text:style-name="T7">termekID</text:span><text:span text:style-name="T1">, Minoseg</text:span>]</text:p>
      <text:p text:style-name="P1"><draw:line text:anchor-type="paragraph" draw:z-index="2" draw:name="Alakzat3" draw:style-name="gr1" draw:text-style-name="P3" svg:x1="5.465cm" svg:y1="0.027cm" svg:x2="7.015cm" svg:y2="0.018cm"><text:p/></draw:line></text:p>
      <text:p text:style-name="P1"><draw:line text:anchor-type="paragraph" draw:z-index="3" draw:name="Alakzat4" draw:style-name="gr1" draw:text-style-name="P3" svg:x1="2.489cm" svg:y1="0.446cm" svg:x2="4.077cm" svg:y2="0.457cm"><text:p/></draw:line>Jatekplatform[<text:span text:style-name="T7">termekID</text:span><text:span text:style-name="T1">, Platform</text:span>]</text:p>
      <text:p text:style-name="P1"/>
      <text:p text:style-name="P2"><draw:line text:anchor-type="paragraph" draw:z-index="4" draw:name="Alakzat5" draw:style-name="gr1" draw:text-style-name="P3" svg:x1="3.272cm" svg:y1="0.455cm" svg:x2="4.775cm" svg:y2="0.466cm"><text:p/></draw:line>Raktar[<text:span text:style-name="T4">RaktarID</text:span>, <text:span text:style-name="T6">termekID</text:span>, <text:span text:style-name="T6">UzletID</text:span>, ElerhetoDarab]</text:p>
      <text:p text:style-name="P2"><draw:line text:anchor-type="paragraph" draw:z-index="5" draw:name="Alakzat6" draw:style-name="gr1" draw:text-style-name="P3" svg:x1="5.152cm" svg:y1="0.007cm" svg:x2="6.343cm" svg:y2="0.007cm"><text:p/></draw:line></text:p>
      <text:p text:style-name="P2">Jatekszoftver[<text:span text:style-name="T4">termekID</text:span>, Cim, Ar, KorHatar]</text:p>
      <text:p text:style-name="P2"/>
      <text:p text:style-name="P2"><draw:line text:anchor-type="paragraph" draw:z-index="6" draw:name="Alakzat7" draw:style-name="gr1" draw:text-style-name="P3" svg:x1="3.254cm" svg:y1="0.492cm" svg:x2="4.577cm" svg:y2="0.492cm"><text:p/></draw:line><draw:line text:anchor-type="paragraph" draw:z-index="7" draw:name="Alakzat8" draw:style-name="gr1" draw:text-style-name="P3" svg:x1="4.803cm" svg:y1="0.521cm" svg:x2="6.343cm" svg:y2="0.512cm"><text:p/></draw:line>Tranzakciok[<text:span text:style-name="T4">TID</text:span>, <text:span text:style-name="T6">UzletID</text:span>, <text:span text:style-name="T6">termekID</text:span>, Datum, Darabszam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7:40:54.948000000</meta:creation-date>
    <dc:date>2020-11-18T18:53:10.377000000</dc:date>
    <meta:editing-duration>PT15S</meta:editing-duration>
    <meta:editing-cycles>1</meta:editing-cycles>
    <meta:document-statistic meta:table-count="0" meta:image-count="0" meta:object-count="0" meta:page-count="1" meta:paragraph-count="7" meta:word-count="29" meta:character-count="346" meta:non-whitespace-character-count="324"/>
    <meta:generator>LibreOffice/6.4.2.2$Windows_X86_64 LibreOffice_project/4e471d8c02c9c90f512f7f9ead8875b57fcb1ec3</meta:generator>
  </office:meta>
</office:document-meta>
</file>